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•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ableColumn6" style:family="table-column">
      <style:table-column-properties style:column-width="5.7152in" style:use-optimal-column-width="false"/>
    </style:style>
    <style:style style:name="Table5" style:family="table">
      <style:table-properties style:width="5.7152in" style:rel-width="100%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9" style:parent-style-name="Sansinterligne" style:family="paragraph">
      <style:paragraph-properties fo:widows="0" fo:orphans="0"/>
      <style:text-properties fo:color="#2F5496" fo:font-size="12pt" style:font-size-asian="12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12" style:parent-style-name="Sansinterligne" style:family="paragraph">
      <style:paragraph-properties fo:widows="0" fo:orphans="0" fo:line-height="90%"/>
      <style:text-properties style:font-name="Calibri Light" fo:color="#4472C4" fo:font-size="44pt" style:font-size-asian="44pt" style:font-size-complex="44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15" style:parent-style-name="Sansinterligne" style:family="paragraph">
      <style:paragraph-properties fo:widows="0" fo:orphans="0"/>
      <style:text-properties fo:color="#2F5496" fo:font-size="12pt" style:font-size-asian="12pt" style:font-size-complex="12pt"/>
    </style:style>
    <style:style style:name="TableColumn17" style:family="table-column">
      <style:table-column-properties style:column-width="6.9118in" style:use-optimal-column-width="false"/>
    </style:style>
    <style:style style:name="Table16" style:family="table">
      <style:table-properties style:width="6.9118in" style:rel-width="100%" fo:margin-left="0in" table:align="cente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15in" fo:padding-left="0.0798in" fo:padding-bottom="0.15in" fo:padding-right="0.0798in"/>
    </style:style>
    <style:style style:name="P20" style:parent-style-name="Sansinterligne" style:family="paragraph">
      <style:paragraph-properties fo:widows="0" fo:orphans="0"/>
      <style:text-properties fo:color="#4472C4" fo:font-size="14pt" style:font-size-asian="14pt" style:font-size-complex="14pt"/>
    </style:style>
    <style:style style:name="P21" style:parent-style-name="Sansinterligne" style:family="paragraph">
      <style:paragraph-properties fo:widows="0" fo:orphans="0"/>
      <style:text-properties fo:color="#4472C4" fo:font-size="14pt" style:font-size-asian="14pt" style:font-size-complex="14pt"/>
    </style:style>
    <style:style style:name="P22" style:parent-style-name="Sansinterligne" style:family="paragraph">
      <style:paragraph-properties fo:widows="0" fo:orphans="0"/>
      <style:text-properties fo:color="#4472C4"/>
    </style:style>
    <style:style style:name="TableColumn24" style:family="table-column">
      <style:table-column-properties style:column-width="6.2895in" style:use-optimal-column-width="false"/>
    </style:style>
    <style:style style:name="Table23" style:family="table">
      <style:table-properties style:width="6.2895in" style:rel-width="100%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27" style:parent-style-name="Sansinterligne" style:family="paragraph">
      <style:paragraph-properties fo:widows="0" fo:orphans="0"/>
      <style:text-properties fo:color="#2F5496" fo:font-size="12pt" style:font-size-asian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30" style:parent-style-name="Sansinterligne" style:family="paragraph">
      <style:paragraph-properties fo:widows="0" fo:orphans="0" fo:line-height="90%"/>
      <style:text-properties style:font-name="Calibri Light" fo:color="#4472C4" fo:font-size="44pt" style:font-size-asian="44pt" style:font-size-complex="4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33" style:parent-style-name="Sansinterligne" style:family="paragraph">
      <style:paragraph-properties fo:widows="0" fo:orphans="0"/>
      <style:text-properties fo:color="#2F5496" fo:font-size="12pt" style:font-size-asian="12pt" style:font-size-complex="12pt"/>
    </style:style>
    <style:style style:name="P34" style:parent-style-name="Sansinterligne" style:family="paragraph">
      <style:paragraph-properties fo:widows="0" fo:orphans="0"/>
      <style:text-properties fo:color="#4472C4" fo:font-size="14pt" style:font-size-asian="14pt" style:font-size-complex="14pt"/>
    </style:style>
    <style:style style:name="P35" style:parent-style-name="Sansinterligne" style:family="paragraph">
      <style:paragraph-properties fo:widows="0" fo:orphans="0"/>
      <style:text-properties fo:color="#4472C4" fo:font-size="14pt" style:font-size-asian="14pt" style:font-size-complex="14pt"/>
    </style:style>
    <style:style style:name="P36" style:parent-style-name="Sansinterligne" style:family="paragraph">
      <style:paragraph-properties fo:widows="0" fo:orphans="0"/>
      <style:text-properties fo:color="#4472C4" fo:font-size="14pt" style:font-size-asian="14pt" style:font-size-complex="14pt"/>
    </style:style>
    <style:style style:name="P37" style:parent-style-name="Sansinterligne" style:family="paragraph">
      <style:paragraph-properties fo:widows="0" fo:orphans="0"/>
    </style:style>
    <style:style style:name="T38" style:parent-style-name="Policepardéfaut" style:family="text">
      <style:text-properties fo:color="#4472C4" fo:font-size="14pt" style:font-size-asian="14pt" style:font-size-complex="14pt"/>
    </style:style>
    <style:style style:name="T39" style:parent-style-name="Policepardéfaut" style:family="text">
      <style:text-properties fo:color="#4472C4" fo:font-size="14pt" style:font-size-asian="14pt" style:font-size-complex="14pt"/>
    </style:style>
    <style:style style:name="P40" style:parent-style-name="TM1" style:family="paragraph">
      <style:paragraph-properties fo:text-align="center"/>
      <style:text-properties style:font-name="Calibri Light" style:font-name-complex="Calibri Light" fo:color="#8EAADB" fo:font-size="20pt" style:font-size-asian="20pt" style:font-size-complex="20pt"/>
    </style:style>
    <style:style style:name="P41" style:parent-style-name="TM1" style:family="paragraph">
      <style:text-properties fo:font-weight="bold" style:font-weight-asian="bold" style:font-weight-complex="bold"/>
    </style:style>
    <style:style style:name="P42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3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4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5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8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49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50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51" style:parent-style-name="TM2" style:family="paragraph">
      <style:paragraph-properties>
        <style:tab-stops>
          <style:tab-stop style:type="right" style:leader-style="dotted" style:leader-text="." style:position="6.1472in"/>
        </style:tab-stops>
      </style:paragraph-properties>
    </style:style>
    <style:style style:name="P52" style:parent-style-name="Titre1" style:family="paragraph">
      <style:paragraph-properties fo:break-before="page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T5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T6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T7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T7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7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80" style:family="table-column">
      <style:table-column-properties style:column-width="3.15in" style:use-optimal-column-width="false"/>
    </style:style>
    <style:style style:name="TableColumn81" style:family="table-column">
      <style:table-column-properties style:column-width="3.15in" style:use-optimal-column-width="false"/>
    </style:style>
    <style:style style:name="Table79" style:family="table">
      <style:table-properties style:width="6.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list-style-name="LFO4" style:family="paragraph"/>
    <style:style style:name="P90" style:parent-style-name="TableContents" style:list-style-name="LFO4" style:family="paragraph">
      <style:paragraph-properties fo:margin-bottom="0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list-style-name="LFO5" style:family="paragraph"/>
    <style:style style:name="P95" style:parent-style-name="TableContents" style:list-style-name="LFO5" style:family="paragraph"/>
    <style:style style:name="P96" style:parent-style-name="TableContents" style:list-style-name="LFO5" style:family="paragraph"/>
    <style:style style:name="P97" style:parent-style-name="TableContents" style:list-style-name="LFO5" style:family="paragraph"/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list-style-name="LFO6" style:family="paragraph"/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list-style-name="LFO7" style:family="paragraph"/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list-style-name="LFO8" style:family="paragraph"/>
    <style:style style:name="P110" style:parent-style-name="TableContents" style:list-style-name="LFO8" style:family="paragraph"/>
    <style:style style:name="P111" style:parent-style-name="TableContents" style:list-style-name="LFO8" style:family="paragraph"/>
    <style:style style:name="P112" style:parent-style-name="TableContents" style:list-style-name="LFO8" style:family="paragraph"/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list-style-name="LFO9" style:family="paragraph"/>
    <style:style style:name="P117" style:parent-style-name="TableContents" style:list-style-name="LFO9" style:family="paragraph"/>
    <style:style style:name="P118" style:parent-style-name="TableContents" style:list-style-name="LFO9" style:family="paragraph"/>
    <style:style style:name="P119" style:parent-style-name="TableContents" style:list-style-name="LFO9" style:family="paragraph"/>
    <style:style style:name="P120" style:parent-style-name="TableContents" style:list-style-name="LFO9" style:family="paragraph"/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Titre1" style:family="paragraph">
      <style:paragraph-properties fo:break-before="page"/>
    </style:style>
    <style:style style:name="P124" style:parent-style-name="Standard" style:list-style-name="LFO10" style:family="paragraph">
      <style:paragraph-properties fo:text-align="justify"/>
    </style:style>
    <style:style style:name="T125" style:parent-style-name="Policepardéfaut" style:family="text">
      <style:text-properties fo:font-style="italic" style:font-style-asian="italic" style:font-style-complex="italic"/>
    </style:style>
    <style:style style:name="T126" style:parent-style-name="Policepardéfaut" style:family="text">
      <style:text-properties fo:font-style="italic" style:font-style-asian="italic" style:font-style-complex="italic"/>
    </style:style>
    <style:style style:name="P127" style:parent-style-name="Standard" style:list-style-name="LFO10" style:family="paragraph">
      <style:paragraph-properties fo:text-align="justify"/>
    </style:style>
    <style:style style:name="T128" style:parent-style-name="Policepardéfaut" style:family="text">
      <style:text-properties fo:font-style="italic" style:font-style-asian="italic" style:font-style-complex="italic"/>
    </style:style>
    <style:style style:name="P129" style:parent-style-name="Standard" style:list-style-name="LFO10" style:family="paragraph">
      <style:paragraph-properties fo:text-align="justify"/>
    </style:style>
    <style:style style:name="P130" style:parent-style-name="Standard" style:list-style-name="LFO11" style:family="paragraph">
      <style:paragraph-properties fo:text-align="justify"/>
    </style:style>
    <style:style style:name="T131" style:parent-style-name="Policepardéfaut" style:family="text">
      <style:text-properties fo:font-style="italic" style:font-style-asian="italic" style:font-style-complex="italic"/>
    </style:style>
    <style:style style:name="T132" style:parent-style-name="Policepardéfaut" style:family="text">
      <style:text-properties fo:font-style="italic" style:font-style-asian="italic" style:font-style-complex="italic"/>
    </style:style>
    <style:style style:name="T133" style:parent-style-name="Policepardéfaut" style:family="text">
      <style:text-properties fo:font-style="italic" style:font-style-asian="italic" style:font-style-complex="italic"/>
    </style:style>
    <style:style style:name="T134" style:parent-style-name="Policepardéfaut" style:family="text">
      <style:text-properties fo:font-style="italic" style:font-style-asian="italic" style:font-style-complex="italic"/>
    </style:style>
    <style:style style:name="T135" style:parent-style-name="Policepardéfaut" style:family="text">
      <style:text-properties fo:font-style="italic" style:font-style-asian="italic" style:font-style-complex="italic"/>
    </style:style>
    <style:style style:name="P136" style:parent-style-name="Standard" style:list-style-name="LFO11" style:family="paragraph">
      <style:paragraph-properties fo:text-align="justify"/>
    </style:style>
    <style:style style:name="T137" style:parent-style-name="Policepardéfaut" style:family="text">
      <style:text-properties fo:font-style="italic" style:font-style-asian="italic" style:font-style-complex="italic"/>
    </style:style>
    <style:style style:name="P138" style:parent-style-name="Standard" style:list-style-name="LFO11" style:family="paragraph">
      <style:paragraph-properties fo:text-align="justify"/>
    </style:style>
    <style:style style:name="T139" style:parent-style-name="Policepardéfaut" style:family="text">
      <style:text-properties fo:font-style="italic" style:font-style-asian="italic" style:font-style-complex="italic"/>
    </style:style>
    <style:style style:name="P140" style:parent-style-name="Standard" style:list-style-name="LFO12" style:family="paragraph">
      <style:paragraph-properties fo:text-align="justify"/>
    </style:style>
    <style:style style:name="T141" style:parent-style-name="Policepardéfaut" style:family="text">
      <style:text-properties fo:font-style="italic" style:font-style-asian="italic" style:font-style-complex="italic"/>
    </style:style>
    <style:style style:name="P142" style:parent-style-name="Standard" style:list-style-name="LFO13" style:family="paragraph">
      <style:paragraph-properties fo:text-align="justify"/>
    </style:style>
    <style:style style:name="T143" style:parent-style-name="Policepardéfaut" style:family="text">
      <style:text-properties fo:font-style="italic" style:font-style-asian="italic" style:font-style-complex="italic"/>
    </style:style>
    <style:style style:name="P144" style:parent-style-name="Standard" style:list-style-name="LFO13" style:family="paragraph">
      <style:paragraph-properties fo:text-align="justify"/>
    </style:style>
    <style:style style:name="T145" style:parent-style-name="Policepardéfaut" style:family="text">
      <style:text-properties fo:font-style="italic" style:font-style-asian="italic" style:font-style-complex="italic"/>
    </style:style>
    <style:style style:name="T146" style:parent-style-name="Policepardéfaut" style:family="text">
      <style:text-properties fo:font-style="italic" style:font-style-asian="italic" style:font-style-complex="italic"/>
    </style:style>
    <style:style style:name="P147" style:parent-style-name="Standard" style:list-style-name="LFO14" style:family="paragraph">
      <style:paragraph-properties fo:text-align="justify"/>
    </style:style>
    <style:style style:name="T148" style:parent-style-name="Policepardéfaut" style:family="text">
      <style:text-properties fo:font-style="italic" style:font-style-asian="italic" style:font-style-complex="italic"/>
    </style:style>
    <style:style style:name="T149" style:parent-style-name="Policepardéfaut" style:family="text">
      <style:text-properties fo:font-style="italic" style:font-style-asian="italic" style:font-style-complex="italic"/>
    </style:style>
    <style:style style:name="P150" style:parent-style-name="Standard" style:list-style-name="LFO14" style:family="paragraph">
      <style:paragraph-properties fo:text-align="justify"/>
    </style:style>
    <style:style style:name="T151" style:parent-style-name="Policepardéfaut" style:family="text">
      <style:text-properties fo:font-style="italic" style:font-style-asian="italic" style:font-style-complex="italic"/>
    </style:style>
    <style:style style:name="T152" style:parent-style-name="Policepardéfaut" style:family="text">
      <style:text-properties fo:font-style="italic" style:font-style-asian="italic" style:font-style-complex="italic"/>
    </style:style>
    <style:style style:name="P153" style:parent-style-name="Standard" style:list-style-name="LFO14" style:family="paragraph">
      <style:paragraph-properties fo:text-align="justify"/>
    </style:style>
    <style:style style:name="T154" style:parent-style-name="Policepardéfaut" style:family="text">
      <style:text-properties fo:font-style="italic" style:font-style-asian="italic" style:font-style-complex="italic"/>
    </style:style>
    <style:style style:name="T155" style:parent-style-name="Policepardéfaut" style:family="text">
      <style:text-properties fo:font-style="italic" style:font-style-asian="italic" style:font-style-complex="italic"/>
    </style:style>
    <style:style style:name="P156" style:parent-style-name="Standard" style:list-style-name="LFO15" style:family="paragraph">
      <style:paragraph-properties fo:text-align="justify"/>
    </style:style>
    <style:style style:name="P157" style:parent-style-name="Standard" style:list-style-name="LFO15" style:family="paragraph">
      <style:paragraph-properties fo:text-align="justify"/>
    </style:style>
    <style:style style:name="T158" style:parent-style-name="Policepardéfaut" style:family="text">
      <style:text-properties fo:font-style="italic" style:font-style-asian="italic" style:font-style-complex="italic"/>
    </style:style>
    <style:style style:name="T159" style:parent-style-name="Policepardéfaut" style:family="text">
      <style:text-properties fo:font-style="italic" style:font-style-asian="italic" style:font-style-complex="italic"/>
    </style:style>
    <style:style style:name="T160" style:parent-style-name="Policepardéfaut" style:family="text">
      <style:text-properties fo:font-style="italic" style:font-style-asian="italic" style:font-style-complex="italic"/>
    </style:style>
    <style:style style:name="P161" style:parent-style-name="Standard" style:list-style-name="LFO15" style:family="paragraph">
      <style:paragraph-properties fo:text-align="justify"/>
    </style:style>
    <style:style style:name="T162" style:parent-style-name="Policepardéfaut" style:family="text">
      <style:text-properties fo:font-style="italic" style:font-style-asian="italic" style:font-style-complex="italic"/>
    </style:style>
    <style:style style:name="T163" style:parent-style-name="Policepardéfaut" style:family="text">
      <style:text-properties fo:font-style="italic" style:font-style-asian="italic" style:font-style-complex="italic"/>
    </style:style>
    <style:style style:name="P164" style:parent-style-name="Standard" style:list-style-name="LFO15" style:family="paragraph">
      <style:paragraph-properties fo:text-align="justify"/>
    </style:style>
    <style:style style:name="P165" style:parent-style-name="Standard" style:list-style-name="LFO15" style:family="paragraph">
      <style:paragraph-properties fo:text-align="justify"/>
    </style:style>
    <style:style style:name="T166" style:parent-style-name="Policepardéfaut" style:family="text">
      <style:text-properties fo:font-style="italic" style:font-style-asian="italic" style:font-style-complex="italic"/>
    </style:style>
    <style:style style:name="T167" style:parent-style-name="Policepardéfaut" style:family="text">
      <style:text-properties fo:font-style="italic" style:font-style-asian="italic" style:font-style-complex="italic"/>
    </style:style>
    <style:style style:name="P168" style:parent-style-name="Standard" style:list-style-name="LFO15" style:family="paragraph">
      <style:paragraph-properties fo:text-align="justify"/>
    </style:style>
    <style:style style:name="T169" style:parent-style-name="Policepardéfaut" style:family="text">
      <style:text-properties fo:font-style="italic" style:font-style-asian="italic" style:font-style-complex="italic"/>
    </style:style>
    <style:style style:name="T170" style:parent-style-name="Policepardéfaut" style:family="text">
      <style:text-properties fo:font-style="italic" style:font-style-asian="italic" style:font-style-complex="italic"/>
    </style:style>
    <style:style style:name="P171" style:parent-style-name="Standard" style:list-style-name="LFO15" style:family="paragraph">
      <style:paragraph-properties fo:text-align="justify"/>
    </style:style>
    <style:style style:name="T172" style:parent-style-name="Policepardéfaut" style:family="text">
      <style:text-properties fo:font-style="italic" style:font-style-asian="italic" style:font-style-complex="italic"/>
    </style:style>
    <style:style style:name="T173" style:parent-style-name="Policepardéfaut" style:family="text">
      <style:text-properties fo:font-style="italic" style:font-style-asian="italic" style:font-style-complex="italic"/>
    </style:style>
    <style:style style:name="T174" style:parent-style-name="Policepardéfaut" style:family="text">
      <style:text-properties fo:font-style="italic" style:font-style-asian="italic" style:font-style-complex="italic"/>
    </style:style>
    <style:style style:name="T175" style:parent-style-name="Policepardéfaut" style:family="text">
      <style:text-properties fo:font-style="italic" style:font-style-asian="italic" style:font-style-complex="italic"/>
    </style:style>
    <style:style style:name="T176" style:parent-style-name="Policepardéfaut" style:family="text">
      <style:text-properties fo:font-style="italic" style:font-style-asian="italic" style:font-style-complex="italic"/>
    </style:style>
    <style:style style:name="P177" style:parent-style-name="Standard" style:list-style-name="LFO15" style:family="paragraph">
      <style:paragraph-properties fo:text-align="justify"/>
    </style:style>
    <style:style style:name="T178" style:parent-style-name="Policepardéfaut" style:family="text">
      <style:text-properties fo:font-style="italic" style:font-style-asian="italic" style:font-style-complex="italic"/>
    </style:style>
    <style:style style:name="T179" style:parent-style-name="Policepardéfaut" style:family="text">
      <style:text-properties fo:font-style="italic" style:font-style-asian="italic" style:font-style-complex="italic"/>
    </style:style>
    <style:style style:name="P180" style:parent-style-name="Standard" style:list-style-name="LFO15" style:family="paragraph">
      <style:paragraph-properties fo:text-align="justify"/>
    </style:style>
    <style:style style:name="T181" style:parent-style-name="Policepardéfaut" style:family="text">
      <style:text-properties fo:font-style="italic" style:font-style-asian="italic" style:font-style-complex="italic"/>
    </style:style>
    <style:style style:name="T182" style:parent-style-name="Policepardéfaut" style:family="text">
      <style:text-properties fo:font-style="italic" style:font-style-asian="italic" style:font-style-complex="italic"/>
    </style:style>
    <style:style style:name="T183" style:parent-style-name="Policepardéfaut" style:family="text">
      <style:text-properties fo:font-style="italic" style:font-style-asian="italic" style:font-style-complex="italic"/>
    </style:style>
    <style:style style:name="T184" style:parent-style-name="Policepardéfaut" style:family="text">
      <style:text-properties fo:font-style="italic" style:font-style-asian="italic" style:font-style-complex="italic"/>
    </style:style>
    <style:style style:name="P185" style:parent-style-name="Standard" style:list-style-name="LFO16" style:family="paragraph">
      <style:paragraph-properties fo:text-align="justify"/>
    </style:style>
    <style:style style:name="P186" style:parent-style-name="Standard" style:list-style-name="LFO16" style:family="paragraph">
      <style:paragraph-properties fo:text-align="justify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><draw:frame draw:z-index="5" draw:id="id0" draw:style-name="a2" draw:name="Cadre1" text:anchor-type="paragraph" svg:x="0.36339in" svg:y="2.00197in" svg:width="5.71528in" svg:height="0.01597in" style:rel-width="scale" style:rel-height="scale"><draw:text-box><table:table table:style-name="Table5"><table:table-columns><table:table-column table:style-name="TableColumn6"/></table:table-columns><table:table-row table:style-name="TableRow7"><table:table-cell table:style-name="TableCell8"><text:p text:style-name="P9"/></table:table-cell></table:table-row><table:table-row table:style-name="TableRow10"><table:table-cell table:style-name="TableCell11"><text:p text:style-name="P12">DM Programmation C</text:p></table:table-cell></table:table-row><table:table-row table:style-name="TableRow13"><table:table-cell table:style-name="TableCell14"><text:p text:style-name="P15">Mots-mêlés</text:p></table:table-cell></table:table-row></table:table><text:p text:style-name="Normal"/></draw:text-box><svg:title/><svg:desc/></draw:frame><draw:frame draw:z-index="6" draw:id="id1" draw:style-name="a3" draw:name="Cadre2" text:anchor-type="paragraph" svg:x="-0.3311in" svg:y="8.59252in" svg:width="6.90139in" svg:height="0.01597in" style:rel-width="scale" style:rel-height="scale"><draw:text-box><table:table table:style-name="Table16"><table:table-columns><table:table-column table:style-name="TableColumn17"/></table:table-columns><table:table-row table:style-name="TableRow18"><table:table-cell table:style-name="TableCell19"><text:p text:style-name="P20">Clément GAUDET / Maxime JAILLARD</text:p><text:p text:style-name="P21">19/11/2020</text:p><text:p text:style-name="P22"/></table:table-cell></table:table-row></table:table><text:p text:style-name="Normal"/></draw:text-box><svg:title/><svg:desc/></draw:frame></text:p>
      <text:p text:style-name="Normal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L2 – Bases de données</text:p>
          </table:table-cell>
        </table:table-row>
        <table:table-row table:style-name="TableRow28">
          <table:table-cell table:style-name="TableCell29">
            <text:p text:style-name="P30">Projet The Wave</text:p>
          </table:table-cell>
        </table:table-row>
        <table:table-row table:style-name="TableRow31">
          <table:table-cell table:style-name="TableCell32">
            <text:p text:style-name="P33">Etape 2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"/>
      <text:p text:style-name="P35"/>
      <text:p text:style-name="P36">Clément GAUDET / Maxime JAILLARD</text:p>
      <text:p text:style-name="P37"><text:span text:style-name="T38"/><text:span text:style-name="T39">26/11/20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0">Sommaire</text:p>
      <text:p text:style-name="P41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57392764" office:target-frame-name="_top" xlink:show="replace"><text:span text:style-name="Lienhypertexte">Schéma relationnel</text:span><text:tab/>3</text:a></text:p>
          <text:p text:style-name="TM1"><text:a xlink:href="#_Toc57392765" office:target-frame-name="_top" xlink:show="replace"><text:span text:style-name="Lienhypertexte">Implémentation sous postgreSQL</text:span><text:tab/>4</text:a></text:p>
          <text:p text:style-name="P42"><text:a xlink:href="#_Toc57392766" office:target-frame-name="_top" xlink:show="replace"><text:span text:style-name="Lienhypertexte">Généralités</text:span><text:tab/>4</text:a></text:p>
          <text:p text:style-name="P43"><text:a xlink:href="#_Toc57392767" office:target-frame-name="_top" xlink:show="replace"><text:span text:style-name="Lienhypertexte">Table artiste</text:span><text:tab/>4</text:a></text:p>
          <text:p text:style-name="P44"><text:a xlink:href="#_Toc57392768" office:target-frame-name="_top" xlink:show="replace"><text:span text:style-name="Lienhypertexte">Table groupe</text:span><text:tab/>4</text:a></text:p>
          <text:p text:style-name="P45"><text:a xlink:href="#_Toc57392769" office:target-frame-name="_top" xlink:show="replace"><text:span text:style-name="Lienhypertexte">Table membre</text:span><text:tab/>4</text:a></text:p>
          <text:p text:style-name="P46"><text:a xlink:href="#_Toc57392770" office:target-frame-name="_top" xlink:show="replace"><text:span text:style-name="Lienhypertexte">Table album</text:span><text:tab/>4</text:a></text:p>
          <text:p text:style-name="P47"><text:a xlink:href="#_Toc57392771" office:target-frame-name="_top" xlink:show="replace"><text:span text:style-name="Lienhypertexte">Table utilisateur</text:span><text:tab/>4</text:a></text:p>
          <text:p text:style-name="P48"><text:a xlink:href="#_Toc57392772" office:target-frame-name="_top" xlink:show="replace"><text:span text:style-name="Lienhypertexte">Table playlist</text:span><text:tab/>4</text:a></text:p>
          <text:p text:style-name="P49"><text:a xlink:href="#_Toc57392773" office:target-frame-name="_top" xlink:show="replace"><text:span text:style-name="Lienhypertexte">Tables participe, suitGroupe et suitUtilisateur</text:span><text:tab/>5</text:a></text:p>
          <text:p text:style-name="P50"><text:a xlink:href="#_Toc57392774" office:target-frame-name="_top" xlink:show="replace"><text:span text:style-name="Lienhypertexte">Tables albumContient et playlistContient</text:span><text:tab/>5</text:a></text:p>
          <text:p text:style-name="P51"><text:a xlink:href="#_Toc57392775" office:target-frame-name="_top" xlink:show="replace"><text:span text:style-name="Lienhypertexte">Table historique</text:span><text:tab/>5</text:a></text:p>
          <text:p text:style-name="TM1"><text:a xlink:href="#_Toc57392776" office:target-frame-name="_top" xlink:show="replace"><text:span text:style-name="Lienhypertexte">Contraintes non assurées</text:span><text:tab/>5</text:a></text:p>
        </text:index-body>
      </text:table-of-content>
      <text:h text:style-name="P52" text:outline-level="1"><text:bookmark-start text:name="__RefHeading___Toc1544_2169078973"/><text:bookmark-start text:name="_Toc57392764"/>Schéma relationnel<text:bookmark-end text:name="__RefHeading___Toc1544_2169078973"/><text:bookmark-end text:name="_Toc57392764"/></text:h>
      <text:p text:style-name="Standard"><text:span text:style-name="T53">artiste</text:span>(<text:span text:style-name="T54">idA</text:span>, nomA, prenom, nationA, dateNais, dateMort)<text:line-break/><text:span text:style-name="T55">membre</text:span>(<text:span text:style-name="T56">idMe</text:span>, role, dateDeb, dateFin, #idA, #idG)<text:line-break/><text:span text:style-name="T57">groupe</text:span>(<text:span text:style-name="T58">idG</text:span>, nomG, dateCrea, nationG, genre)<text:line-break/><text:span text:style-name="T59">morceau</text:span>(<text:span text:style-name="T60">idMo</text:span>, titreM, duree, paroles, audio, #idG)<text:line-break/><text:span text:style-name="T61">album</text:span>(<text:span text:style-name="T62">idAl</text:span>, titreA, dateParu, couv, descA, #idG)<text:line-break/><text:span text:style-name="T63">utilisateur</text:span>(<text:span text:style-name="T64">pseudo</text:span>, email, dateInsc, mdp)<text:line-break/><text:span text:style-name="T65">playlist</text:span>(<text:span text:style-name="T66">idP</text:span>, titre, descP, privee, #pseudo)<text:line-break/><text:span text:style-name="T67">participe</text:span>(<text:span text:style-name="T68">#idA, #idMo</text:span>)<text:line-break/><text:span text:style-name="T69">albumContient</text:span>(<text:span text:style-name="T70">#idAl, #idMo</text:span>, num)<text:line-break/><text:span text:style-name="T71">playlistContient</text:span>(<text:span text:style-name="T72">#idP, #idMo</text:span>, num)<text:line-break/><text:span text:style-name="T73">suitGroupe</text:span>(<text:span text:style-name="T74">#pseudo, #idG</text:span>)<text:line-break/><text:span text:style-name="T75">suitUtilisateur</text:span>(<text:span text:style-name="T76">#suit, #suivi</text:span>)<text:line-break/><text:span text:style-name="T77">historique</text:span>(<text:span text:style-name="T78">#pseudo, #idMo, dateHeure</text:span>)<text:line-break/>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Clés étrangères</text:p>
          </table:table-cell>
          <table:table-cell table:style-name="TableCell85">
            <text:p text:style-name="P86">Colonne référencée</text:p>
          </table:table-cell>
        </table:table-row>
        <table:table-row table:style-name="TableRow87">
          <table:table-cell table:style-name="TableCell88">
            <text:list text:style-name="LFO4" text:continue-numbering="true">
              <text:list-item>
                <text:p text:style-name="P89">membre.idA</text:p>
              </text:list-item>
              <text:list-item>
                <text:p text:style-name="P90">participe.idA</text:p>
              </text:list-item>
            </text:list>
          </table:table-cell>
          <table:table-cell table:style-name="TableCell91">
            <text:p text:style-name="TableContents">artiste.idA</text:p>
          </table:table-cell>
        </table:table-row>
        <table:table-row table:style-name="TableRow92">
          <table:table-cell table:style-name="TableCell93">
            <text:list text:style-name="LFO5" text:continue-numbering="true">
              <text:list-item>
                <text:p text:style-name="P94">membre.idG</text:p>
              </text:list-item>
              <text:list-item>
                <text:p text:style-name="P95">morceau.idG</text:p>
              </text:list-item>
              <text:list-item>
                <text:p text:style-name="P96">album.idG</text:p>
              </text:list-item>
              <text:list-item>
                <text:p text:style-name="P97">suitGroupe.idG</text:p>
              </text:list-item>
            </text:list>
          </table:table-cell>
          <table:table-cell table:style-name="TableCell98">
            <text:p text:style-name="TableContents">groupe.idG</text:p>
          </table:table-cell>
        </table:table-row>
        <table:table-row table:style-name="TableRow99">
          <table:table-cell table:style-name="TableCell100">
            <text:list text:style-name="LFO6" text:continue-numbering="true">
              <text:list-item>
                <text:p text:style-name="P101">albumContient.idAl</text:p>
              </text:list-item>
            </text:list>
          </table:table-cell>
          <table:table-cell table:style-name="TableCell102">
            <text:p text:style-name="TableContents">album.idAl</text:p>
          </table:table-cell>
        </table:table-row>
        <table:table-row table:style-name="TableRow103">
          <table:table-cell table:style-name="TableCell104">
            <text:list text:style-name="LFO7" text:continue-numbering="true">
              <text:list-item>
                <text:p text:style-name="P105">playlistContient.idP</text:p>
              </text:list-item>
            </text:list>
          </table:table-cell>
          <table:table-cell table:style-name="TableCell106">
            <text:p text:style-name="TableContents">playlist.idP</text:p>
          </table:table-cell>
        </table:table-row>
        <table:table-row table:style-name="TableRow107">
          <table:table-cell table:style-name="TableCell108">
            <text:list text:style-name="LFO8" text:continue-numbering="true">
              <text:list-item>
                <text:p text:style-name="P109">playlistContient.idMo</text:p>
              </text:list-item>
              <text:list-item>
                <text:p text:style-name="P110">historique.idMo</text:p>
              </text:list-item>
              <text:list-item>
                <text:p text:style-name="P111">albumContient.idMo</text:p>
              </text:list-item>
              <text:list-item>
                <text:p text:style-name="P112">participe.idMo</text:p>
              </text:list-item>
            </text:list>
          </table:table-cell>
          <table:table-cell table:style-name="TableCell113">
            <text:p text:style-name="TableContents">morceau.idMo</text:p>
          </table:table-cell>
        </table:table-row>
        <table:table-row table:style-name="TableRow114">
          <table:table-cell table:style-name="TableCell115">
            <text:list text:style-name="LFO9" text:continue-numbering="true">
              <text:list-item>
                <text:p text:style-name="P116">suitGroupe.pseudo</text:p>
              </text:list-item>
              <text:list-item>
                <text:p text:style-name="P117">playlist.pseudo</text:p>
              </text:list-item>
              <text:list-item>
                <text:p text:style-name="P118">suitUtilisateur.suit</text:p>
              </text:list-item>
              <text:list-item>
                <text:p text:style-name="P119">suitUtilisateur.suivi</text:p>
              </text:list-item>
              <text:list-item>
                <text:p text:style-name="P120">historique.pseudo</text:p>
              </text:list-item>
            </text:list>
          </table:table-cell>
          <table:table-cell table:style-name="TableCell121">
            <text:p text:style-name="TableContents">utilisateur.pseudo</text:p>
          </table:table-cell>
        </table:table-row>
      </table:table>
      <text:p text:style-name="Standard"/>
      <text:p text:style-name="Standard">Une<text:s/><text:span text:style-name="T122">correction</text:span><text:s/>par rapport au schéma EA a été apportée ici. En effet l’attribut de nationalité n’était pas dans l’entité artiste. Elle a été ajoutée dans le schéma relationnel,</text:p>
      <text:h text:style-name="P123" text:outline-level="1"><text:bookmark-start text:name="__RefHeading___Toc400_2975880204"/><text:bookmark-start text:name="_Toc57392765"/><text:soft-page-break/>Implémentation sous postgreSQL<text:bookmark-end text:name="__RefHeading___Toc400_2975880204"/><text:bookmark-end text:name="_Toc57392765"/></text:h>
      <text:h text:style-name="Titre2" text:outline-level="2"><text:bookmark-start text:name="__RefHeading___Toc402_2975880204"/><text:bookmark-start text:name="_Toc57392766"/>Généralités<text:bookmark-end text:name="__RefHeading___Toc402_2975880204"/><text:bookmark-end text:name="_Toc57392766"/></text:h>
      <text:list text:style-name="LFO10" text:continue-numbering="true">
        <text:list-item>
          <text:p text:style-name="P124">Toutes les colonnes clé primaire en « id<text:span text:style-name="T125">xx</text:span> » sont de type<text:s/><text:span text:style-name="T126">serial</text:span>, permettant de laisser le SGBD gérer automatiquement la numérotation</text:p>
        </text:list-item>
        <text:list-item>
          <text:p text:style-name="P127">La plupart des colonnes demandant une chaine de caractères de taille modeste sont de type<text:s/><text:span text:style-name="T128">varchar(50)</text:span></text:p>
        </text:list-item>
        <text:list-item>
          <text:p text:style-name="P129">Sauf indiqué, la plupart des colonnes ont une contrainte NOT NULL</text:p>
        </text:list-item>
      </text:list>
      <text:h text:style-name="Titre2" text:outline-level="2"><text:bookmark-start text:name="__RefHeading___Toc404_2975880204"/><text:bookmark-start text:name="_Toc57392767"/>Table artiste<text:bookmark-end text:name="__RefHeading___Toc404_2975880204"/><text:bookmark-end text:name="_Toc57392767"/></text:h>
      <text:list text:style-name="LFO11" text:continue-numbering="true">
        <text:list-item>
          <text:p text:style-name="P130"><text:span text:style-name="T131">dateNais</text:span><text:span text:style-name="T132">,</text:span><text:span text:style-name="T133"><text:s/></text:span><text:span text:style-name="T134">dateMort</text:span><text:s/>et<text:s/><text:span text:style-name="T135">nationA</text:span><text:s/>peuvent être NULL, puisqu’évidemment, beaucoup d’artistes ne sont pas encore morts<text:s/>et certains n’ont pas renseigné d’informations de naissance<text:s/>ou de nationalité.</text:p>
        </text:list-item>
        <text:list-item>
          <text:p text:style-name="P136">Une contrainte UNIQUE sur le<text:s/>tuple<text:s/>(<text:span text:style-name="T137">nomA, prenom</text:span>) existe pour éviter que le même artiste apparaisse plusieurs fois dans la table</text:p>
        </text:list-item>
        <text:list-item>
          <text:p text:style-name="P138">Une contrainte CHECK sur<text:s/><text:span text:style-name="T139">dateMort</text:span><text:s/>permet de s’assurer qu’elle soit postérieure à la date de naissance</text:p>
        </text:list-item>
      </text:list>
      <text:h text:style-name="Titre2" text:outline-level="2"><text:bookmark-start text:name="__RefHeading___Toc406_2975880204"/><text:bookmark-start text:name="_Toc57392768"/>Table groupe<text:bookmark-end text:name="__RefHeading___Toc406_2975880204"/><text:bookmark-end text:name="_Toc57392768"/></text:h>
      <text:list text:style-name="LFO12" text:continue-numbering="true">
        <text:list-item>
          <text:p text:style-name="P140"><text:span text:style-name="T141">nationG</text:span><text:s/>peut être NULL, supposant qu’un groupe pourrait ne pas avoir une nationalité particulière</text:p>
        </text:list-item>
      </text:list>
      <text:h text:style-name="Titre2" text:outline-level="2"><text:bookmark-start text:name="__RefHeading___Toc408_2975880204"/><text:bookmark-start text:name="_Toc57392769"/>Table membre<text:bookmark-end text:name="__RefHeading___Toc408_2975880204"/><text:bookmark-end text:name="_Toc57392769"/></text:h>
      <text:list text:style-name="LFO13" text:continue-numbering="true">
        <text:list-item>
          <text:p text:style-name="P142"><text:span text:style-name="T143">dateFin</text:span><text:s/>peut être NULL, puisqu’un artiste peut encore à l’heure actuelle occuper un rôle dans le groupe en question</text:p>
        </text:list-item>
        <text:list-item>
          <text:p text:style-name="P144">Une contrainte CHECK permet de s’assurer que<text:s/><text:span text:style-name="T145">dateFin</text:span><text:s/>est postérieure à<text:s/><text:span text:style-name="T146">dateDeb</text:span></text:p>
        </text:list-item>
      </text:list>
      <text:h text:style-name="Titre2" text:outline-level="2"><text:bookmark-start text:name="__RefHeading___Toc410_2975880204"/><text:bookmark-start text:name="_Toc57392770"/>Table album<text:bookmark-end text:name="__RefHeading___Toc410_2975880204"/><text:bookmark-end text:name="_Toc57392770"/></text:h>
      <text:list text:style-name="LFO14" text:continue-numbering="true">
        <text:list-item>
          <text:p text:style-name="P147"><text:span text:style-name="T148">couv</text:span><text:s/>est de type<text:s/><text:span text:style-name="T149">varchar(200)</text:span>, cette colonne est sensée contenir l’URL vers l’image de la couverture</text:p>
        </text:list-item>
        <text:list-item>
          <text:p text:style-name="P150"><text:span text:style-name="T151">descA</text:span><text:s/>est de type<text:s/><text:span text:style-name="T152">text</text:span>, car pouvant potentiellement être longue</text:p>
        </text:list-item>
        <text:list-item>
          <text:p text:style-name="P153"><text:span text:style-name="T154">couv</text:span><text:s/>et<text:s/><text:span text:style-name="T155">descA</text:span><text:s/>peuvent être NULL, pouvant supposer que les deux peuvent manquer</text:p>
        </text:list-item>
      </text:list>
      <text:h text:style-name="Titre2" text:outline-level="2"><text:bookmark-start text:name="__RefHeading___Toc412_2975880204"/><text:bookmark-start text:name="_Toc57392771"/>Table utilisateur<text:bookmark-end text:name="__RefHeading___Toc412_2975880204"/><text:bookmark-end text:name="_Toc57392771"/></text:h>
      <text:list text:style-name="LFO15" text:continue-numbering="true">
        <text:list-item>
          <text:p text:style-name="P156">Contrainte UNIQUE sur email car on suppose, comme c’est le cas pour la grande<text:s/>majorité des sites sur internet, que chaque email ne peut être utilisé que pour un compte</text:p>
        </text:list-item>
      </text:list>
      <text:h text:style-name="Titre2" text:outline-level="2"><text:bookmark-start text:name="_Toc57392772"/>Table<text:s/>playlist<text:bookmark-end text:name="_Toc57392772"/></text:h>
      <text:list text:style-name="LFO15" text:continue-numbering="true">
        <text:list-item>
          <text:p text:style-name="P157"><text:span text:style-name="T158">desc</text:span><text:span text:style-name="T159">P</text:span><text:s/>est de type<text:s/><text:span text:style-name="T160">text</text:span><text:s/>car une description peut faire plusieurs paragraphes.</text:p>
        </text:list-item>
        <text:list-item>
          <text:p text:style-name="P161"><text:span text:style-name="T162">privee</text:span><text:s/>est de type<text:s/><text:span text:style-name="T163">boolean</text:span><text:s/>car il n’existe que deux états<text:s/>pour le caractère privé d’une playlist (oui/non)</text:p>
        </text:list-item>
      </text:list>
      <text:p text:style-name="Standard"/>
      <text:p text:style-name="Standard"/>
      <text:h text:style-name="Titre2" text:outline-level="2"><text:bookmark-start text:name="_Toc57392773"/><text:soft-page-break/>Tables participe, suitGroupe et suitUtilisateur<text:bookmark-end text:name="_Toc57392773"/></text:h>
      <text:list text:style-name="LFO15" text:continue-numbering="true">
        <text:list-item>
          <text:p text:style-name="P164">Ces tables sont<text:s/>uniquement<text:s/>composées de tuples de clés étrangères pris comme clé primaire de leur table.</text:p>
        </text:list-item>
      </text:list>
      <text:h text:style-name="Titre2" text:outline-level="2"><text:bookmark-start text:name="_Toc57392774"/>Tables albumContient et playlistContient<text:bookmark-end text:name="_Toc57392774"/></text:h>
      <text:list text:style-name="LFO15" text:continue-numbering="true">
        <text:list-item>
          <text:p text:style-name="P165"><text:span text:style-name="T166">num</text:span><text:s/>est de type<text:s/><text:span text:style-name="T167">int</text:span><text:s/>car il s’agit d’un simple indice de position.</text:p>
        </text:list-item>
        <text:list-item>
          <text:p text:style-name="P168">Contrainte<text:s/>CHECK(<text:span text:style-name="T169">num</text:span><text:s/>&gt; 0)<text:s/>pour empêcher les entrées où<text:s/><text:span text:style-name="T170">num</text:span><text:s/>est nul ou négatif.</text:p>
        </text:list-item>
        <text:list-item>
          <text:p text:style-name="P171">Contrainte<text:s/>UNIQUE sur les tuples (<text:span text:style-name="T172">idAl</text:span>,<text:s/><text:span text:style-name="T173">num</text:span>) et (<text:span text:style-name="T174">id</text:span><text:span text:style-name="T175">P</text:span>,<text:s/><text:span text:style-name="T176">num</text:span>) pour empêcher deux morceaux d’occuper la même position.</text:p>
        </text:list-item>
      </text:list>
      <text:h text:style-name="Titre2" text:outline-level="2"><text:bookmark-start text:name="_Toc57392775"/>Table historique<text:bookmark-end text:name="_Toc57392775"/></text:h>
      <text:list text:style-name="LFO15" text:continue-numbering="true">
        <text:list-item>
          <text:p text:style-name="P177"><text:span text:style-name="T178">dateHeure</text:span><text:s/>est de type<text:s/><text:span text:style-name="T179">timestamp</text:span><text:s/>pour conserver l’heure, le jour, le mois et l’année de lecture.</text:p>
        </text:list-item>
        <text:list-item>
          <text:p text:style-name="P180">(<text:span text:style-name="T181">pseudo</text:span>,<text:s/><text:span text:style-name="T182">dateHeure</text:span>)<text:s/>est clé primaire au lieu de (<text:span text:style-name="T183">pseudo</text:span>,<text:s/><text:span text:style-name="T184">idMo</text:span>) car le but est d’empêcher deux entrées à horodatages identiques. En revanche, un utilisateur peut très bien écouter plus d’une fois le même morceau.</text:p>
        </text:list-item>
      </text:list>
      <text:h text:style-name="Titre1" text:outline-level="1"><text:bookmark-start text:name="__RefHeading___Toc414_2975880204"/><text:bookmark-start text:name="_Toc57392776"/>Contraintes<text:s/>non<text:s/>assurées<text:bookmark-end text:name="__RefHeading___Toc414_2975880204"/><text:bookmark-end text:name="_Toc57392776"/></text:h>
      <text:list text:style-name="LFO16" text:continue-numbering="true">
        <text:list-item>
          <text:p text:style-name="P185">L’implémentation ne permet pas en elle-même d’assurer une numération correcte des albums et playlists. Elle permet d’éviter des doublons, mais pas que la numération soit continue. Il peut en effet y avoir des trous.</text:p>
        </text:list-item>
        <text:list-item>
          <text:p text:style-name="P186">La date de début du rôle d’un artiste peut être antérieure à la création du groupe. Cette incohérence n’est pas interdite dans la base en l’état.<text:s/>Il en va de même pour les rapports incohérents entre colonnes de date n’appartenant pas à la même table<text:s/>(le rôle d’un artiste débute avant sa naissance,<text:s/>date dans l’historique avant la création du compte…)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text-align="center" fo:margin-top="0.2201in" fo:margin-bottom="0.1965in"/>
      <style:text-properties style:font-name="Calibri Light" style:font-name-asian="Calibri Light" style:font-name-complex="Calibri Light" fo:color="#2F5496" fo:font-size="20pt" style:font-size-asian="20pt" style:font-size-complex="20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1111in" fo:margin-bottom="0.0277in"/>
      <style:text-properties style:font-name="Calibri Light" style:font-name-asian="Calibri Light" style:font-name-complex="Calibri Light" fo:font-size="18pt" style:font-size-asian="18pt" style:font-size-complex="16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1111in" fo:margin-bottom="0in"/>
      <style:text-properties style:font-name="Calibri Light" style:font-name-asian="Calibri Light" style:font-name-complex="Calibri Light" fo:font-size="16pt" style:font-size-asian="16pt" style:font-size-complex="16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555in" fo:margin-bottom="0in"/>
      <style:text-properties style:font-name="Calibri Light" style:font-name-asian="Calibri Light" style:font-name-complex="Calibri Light" fo:font-style="italic" style:font-style-asian="italic" style:font-style-complex="italic" fo:font-size="15pt" style:font-size-asian="15pt" style:font-size-complex="15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size="14pt" style:font-size-asian="14pt" style:font-size-complex="14pt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style="italic" style:font-style-asian="italic" style:font-style-complex="italic" fo:font-size="13pt" style:font-size-asian="13pt" style:font-size-complex="13pt" fo:hyphenate="false"/>
    </style:style>
    <style:style style:name="Titre7" style:display-name="Titre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size="12pt" style:font-size-asian="12pt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/>
      <style:text-properties style:font-name="Calibri Light" style:font-name-asian="Calibri Light" style:font-name-complex="Calibri Light" fo:text-transform="uppercase" fo:color="#44546A" fo:letter-spacing="0.0208in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 style:next-style-name="Standard"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ous-titre" style:display-name="Sous-titre" style:family="paragraph" style:parent-style-name="Standard" style:next-style-name="Standard">
      <style:paragraph-properties fo:text-align="center"/>
      <style:text-properties fo:color="#44546A" fo:font-size="14pt" style:font-size-asian="14pt" style:font-size-complex="14pt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Citation" style:display-name="Citation" style:family="paragraph" style:parent-style-name="Standard" style:next-style-name="Standard">
      <style:paragraph-properties fo:text-align="center" fo:margin-top="0.1111in" fo:margin-bottom="0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tionintense" style:display-name="Citation intense" style:family="paragraph" style:parent-style-name="Standard" style:next-style-name="Standard">
      <style:paragraph-properties fo:text-align="center" fo:margin-top="0.1111in" fo:margin-bottom="0in" fo:line-height="115%" fo:margin-left="0.65in" fo:margin-right="0.65in">
        <style:tab-stops/>
      </style:paragraph-properties>
      <style:text-properties style:font-name="Calibri Light" style:font-name-asian="Calibri Light" style:font-name-complex="Calibri Light" fo:text-transform="uppercase" fo:color="#2F5496" fo:font-size="14pt" style:font-size-asian="14pt" style:font-size-complex="14pt" fo:hyphenate="false"/>
    </style:style>
    <style:style style:name="En-têtedetabledesmatières" style:display-name="En-tête de table des matières" style:family="paragraph" style:parent-style-name="Titre1" style:next-style-name="Standard" style:default-outline-level="1"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font-size="11pt" style:font-size-asian="11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2916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Segoe UI" style:font-name-complex="Tahoma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Segoe UI" style:font-name-complex="Tahoma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Segoe UI" style:font-name-complex="Tahoma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Segoe UI" style:font-name-complex="Tahoma" fo:font-style="italic" style:font-style-asian="italic" style:font-style-complex="italic" fo:font-size="15pt" style:font-size-asian="15pt" style:font-size-complex="15pt"/>
    </style:style>
    <style:style style:name="Titre5Car" style:display-name="Titre 5 Car" style:family="text" style:parent-style-name="Policepardéfaut">
      <style:text-properties style:font-name="Calibri Light" style:font-name-asian="Segoe UI" style:font-name-complex="Tahoma" fo:font-size="14pt" style:font-size-asian="14pt" style:font-size-complex="14pt"/>
    </style:style>
    <style:style style:name="Titre6Car" style:display-name="Titre 6 Car" style:family="text" style:parent-style-name="Policepardéfaut">
      <style:text-properties style:font-name="Calibri Light" style:font-name-asian="Segoe UI" style:font-name-complex="Tahoma" fo:font-style="italic" style:font-style-asian="italic" style:font-style-complex="italic" fo:font-size="13pt" style:font-size-asian="13pt" style:font-size-complex="13pt"/>
    </style:style>
    <style:style style:name="Titre7Car" style:display-name="Titre 7 Car" style:family="text" style:parent-style-name="Policepardéfaut">
      <style:text-properties style:font-name="Calibri Light" style:font-name-asian="Segoe UI" style:font-name-complex="Tahoma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Segoe UI" style:font-name-complex="Tahoma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TitreCar" style:display-name="Titre Car" style:family="text" style:parent-style-name="Policepardéfaut">
      <style:text-properties style:font-name="Calibri Light" style:font-name-asian="Segoe UI" style:font-name-complex="Tahoma" fo:text-transform="uppercase" fo:color="#44546A" fo:letter-spacing="0.0208in" fo:font-size="36pt" style:font-size-asian="36pt" style:font-size-complex="36pt"/>
    </style:style>
    <style:style style:name="Sous-titreCar" style:display-name="Sous-titre Car" style:family="text" style:parent-style-name="Policepardéfaut">
      <style:text-properties fo:color="#44546A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B7B7B" fo:font-size="12pt" style:font-size-asian="12pt" style:font-size-complex="12pt"/>
    </style:style>
    <style:style style:name="CitationintenseCar" style:display-name="Citation intense Car" style:family="text" style:parent-style-name="Policepardéfaut">
      <style:text-properties style:font-name="Calibri Light" style:font-name-asian="Segoe UI" style:font-name-complex="Tahoma" fo:text-transform="uppercase" fo:color="#2F5496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éférencelégère" style:display-name="Référence légère" style:family="text" style:parent-style-name="Policepardéfaut">
      <style:text-properties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normal"/>
    </style:style>
    <style:style style:name="SansinterligneCar" style:display-name="Sans interligne Car" style:family="text" style:parent-style-name="Policepardéfaut"/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text:list-style style:name="Aucuneliste1" style:display-name="Aucune liste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 style:font-name-asian="Segoe UI" style:font-name-complex="Tahoma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1.689in, 14.3874in, 2.45161in, 5.33542in)" style:horizontal-rel="page-end-margin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1.31614in, 4.63387in, 2.20274in, 5.33542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-tête"><draw:frame draw:z-index="251659264" draw:style-name="a0" draw:name="Image 35" text:anchor-type="paragraph" svg:x="-7.09646in" svg:y="-0.31102in" svg:width="0.63898in" svg:height="0.63268in" style:rel-width="scale" style:rel-height="scale"><draw:image xlink:href="media/image1.png" xlink:type="simple" xlink:show="embed" xlink:actuate="onLoad"/><svg:title/><svg:desc/></draw:frame>L2-Informatique<text:tab/>Bases de données<text:tab/>Clément GAUDET</text:p>
        <text:p text:style-name="En-tête"><text:tab/><text:tab/>Maxime JAILLARD</text:p>
      </style:header>
      <style:footer>
        <text:p text:style-name="Pieddepage">26/11/20<text:tab/><text:span text:style-name="T2"><text:page-number style:num-format="1" text:fixed="false">5</text:page-number></text:span><text:s/>/<text:s/><text:span text:style-name="T3"><text:page-count style:num-format="1">5</text:page-count></text:span><text:span text:style-name="T4"><text:tab/>Université Gustave Eiffel</text:span></text:p>
      </style:footer>
    </style:master-page>
    <style:master-page style:next-style-name="MP0" style:name="MPF0" style:page-layout-name="PL0">
      <style:header>
        <text:p text:style-name="En-tête"><draw:frame draw:z-index="251661312" draw:style-name="a1" draw:name="Image 34" text:anchor-type="paragraph" svg:x="-0.78268in" svg:y="-0.34567in" svg:width="3.50709in" svg:height="0.94449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ndu BDD</dc:title>
    <dc:subject>Etape 1</dc:subject>
    <meta:initial-creator>Clément GAUDET / Maxime JAILLARD</meta:initial-creator>
    <dc:creator>Maxime JAILLARD</dc:creator>
    <meta:creation-date>2020-11-27T18:11:00Z</meta:creation-date>
    <dc:date>2020-11-27T18:11:00Z</dc:date>
    <meta:print-date>2020-11-27T18:11:00Z</meta:print-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Company">Université Gustave Eiff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1" meta:word-count="848" meta:character-count="5501" meta:row-count="38" meta:non-whitespace-character-count="4664"/>
  </office:meta>
</office:document-meta>
</file>